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9.15cm" fo:min-width="1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35cm" fo:min-width="10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5.15cm" fo:min-width="10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3.35cm" fo:min-width="4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7.75cm" fo:min-width="1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95cm" fo:min-width="5.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3.35cm" fo:min-width="9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01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6.55cm" fo:min-width="9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3.35cm" fo:min-width="9.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8cm" svg:height="9.4cm" svg:x="3.6cm" svg:y="2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6cm" svg:height="0.962cm" svg:x="5.8cm" svg:y="3.4cm">
          <draw:text-box>
            <text:p>Species</text:p>
          </draw:text-box>
        </draw:frame>
        <draw:frame draw:style-name="gr3" draw:text-style-name="P3" draw:layer="layout" svg:width="9.4cm" svg:height="7.361cm" svg:x="4.8cm" svg:y="4.8cm">
          <draw:text-box>
            <text:p><text:span text:style-name="T1">Key (int)</text:span></text:p>
            <text:p><text:span text:style-name="T1">Scientific name </text:span><text:span text:style-name="T1"><text:tab/></text:span><text:span text:style-name="T1"><text:tab/></text:span><text:span text:style-name="T1"><text:tab/></text:span><text:span text:style-name="T1">(string)</text:span></text:p>
            <text:p><text:span text:style-name="T1">Common name </text:span><text:span text:style-name="T1"><text:tab/></text:span><text:span text:style-name="T1"><text:tab/></text:span><text:span text:style-name="T1"><text:tab/></text:span><text:span text:style-name="T1">(string)</text:span></text:p>
            <text:p><text:span text:style-name="T1">Form </text:span><text:span text:style-name="T1"><text:tab/></text:span><text:span text:style-name="T1">(string: either Herb, </text:span><text:span text:style-name="T1">shrub, or tree)</text:span></text:p>
            <text:p><text:span text:style-name="T1">Canopy</text:span><text:span text:style-name="T1"><text:tab/></text:span><text:span text:style-name="T1"><text:tab/></text:span><text:span text:style-name="T1"><text:tab/></text:span><text:span text:style-name="T1"><text:tab/></text:span><text:span text:style-name="T1">(Yes, No)</text:span><text:span text:style-name="T1"><text:tab/></text:span></text:p>
            <text:p><text:span text:style-name="T1">Maximum age</text:span><text:span text:style-name="T1"><text:tab/></text:span><text:span text:style-name="T1"><text:tab/></text:span><text:span text:style-name="T1"><text:tab/></text:span><text:span text:style-name="T1">(int)</text:span></text:p>
            <text:p><text:span text:style-name="T1">Maximum height</text:span><text:span text:style-name="T1"><text:tab/></text:span><text:span text:style-name="T1"><text:tab/></text:span><text:span text:style-name="T1"><text:tab/></text:span><text:span text:style-name="T1">(int)</text:span></text:p>
            <text:p><text:span text:style-name="T1">Alph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float)</text:span></text:p>
            <text:p><text:span text:style-name="T1">Shader tolerance [lower, </text:span><text:span text:style-name="T1">higher]</text:span><text:span text:style-name="T1"><text:tab/></text:span><text:span text:style-name="T1">(float)</text:span></text:p>
            <text:p><text:span text:style-name="T2">Drought tolerance [lower]</text:span><text:span text:style-name="T2"><text:tab/></text:span><text:span text:style-name="T2"><text:tab/></text:span><text:span text:style-name="T1">(float)</text:span></text:p>
            <text:p><text:span text:style-name="T2">Flood tolerance [higher]</text:span><text:span text:style-name="T2"><text:tab/></text:span><text:span text:style-name="T2"><text:tab/></text:span><text:span text:style-name="T1">(float)</text:span></text:p>
            <text:p><text:span text:style-name="T2">Cold tolerance [lower]</text:span><text:span text:style-name="T2"><text:tab/></text:span><text:span text:style-name="T2"><text:tab/></text:span><text:span text:style-name="T1">(float)</text:span></text:p>
            <text:p><text:span text:style-name="T2">Slope tolerance [higher]</text:span><text:span text:style-name="T2"><text:tab/></text:span><text:span text:style-name="T2"><text:tab/></text:span><text:span text:style-name="T1">(float)</text:span></text:p>
            <text:p><text:span text:style-name="T2">Growth period [Long, short]</text:span><text:span text:style-name="T2"><text:tab/></text:span><text:span text:style-name="T1">(float)</text:span></text:p>
            <text:p><text:span text:style-name="T2">Allometry ID</text:span><text:span text:style-name="T2"><text:tab/></text:span><text:span text:style-name="T2"><text:tab/></text:span><text:span text:style-name="T2"><text:tab/></text:span><text:span text:style-name="T2"><text:tab/></text:span><text:span text:style-name="T1">(float)</text:span></text:p>
          </draw:text-box>
        </draw:frame>
        <draw:custom-shape draw:style-name="gr4" draw:text-style-name="P1" draw:layer="layout" svg:width="11cm" svg:height="3.6cm" draw:transform="skewX (-0.0010471975511966) translate (15.4cm 2.8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cm" svg:height="0.962cm" svg:x="18.4cm" svg:y="3.6cm">
          <draw:text-box>
            <text:p>Sub-biome</text:p>
          </draw:text-box>
        </draw:frame>
        <draw:frame draw:style-name="gr5" draw:text-style-name="P3" draw:layer="layout" svg:width="8.6cm" svg:height="1.199cm" svg:x="16.4cm" svg:y="5cm">
          <draw:text-box>
            <text:p><text:span text:style-name="T1">Key (int)</text:span></text:p>
            <text:p><text:span text:style-name="T1">Name (string)</text:span></text:p>
          </draw:text-box>
        </draw:frame>
        <draw:custom-shape draw:style-name="gr6" draw:text-style-name="P1" draw:layer="layout" svg:width="11cm" svg:height="5.4cm" draw:transform="skewX (-0.00122173047639603) translate (15.396cm 7cm)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7.404cm" svg:height="1.673cm" svg:x="18.396cm" svg:y="7.8cm">
          <draw:text-box>
            <text:p>Sub-biome vs species</text:p>
          </draw:text-box>
        </draw:frame>
        <draw:frame draw:style-name="gr7" draw:text-style-name="P3" draw:layer="layout" svg:width="8.6cm" svg:height="1.673cm" svg:x="16.396cm" svg:y="9.2cm">
          <draw:text-box>
            <text:p><text:span text:style-name="T1">Sub-biome key</text:span><text:span text:style-name="T1"><text:tab/></text:span><text:span text:style-name="T1">(int)</text:span></text:p>
            <text:p><text:span text:style-name="T1">Species key</text:span><text:span text:style-name="T1"><text:tab/></text:span><text:span text:style-name="T1"><text:tab/></text:span><text:span text:style-name="T1">(int)</text:span></text:p>
            <text:p><text:span text:style-name="T1">Canopy? </text:span><text:span text:style-name="T1"><text:tab/></text:span><text:span text:style-name="T1"><text:tab/></text:span><text:span text:style-name="T1">(Yes/no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9" draw:text-style-name="P1" draw:layer="layout" svg:width="5cm" svg:height="3.6cm" svg:x="4cm" svg:y="2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cm" svg:height="0.962cm" svg:x="5cm" svg:y="2.8cm">
          <draw:text-box>
            <text:p>Allometry</text:p>
          </draw:text-box>
        </draw:frame>
        <draw:frame draw:style-name="gr7" draw:text-style-name="P3" draw:layer="layout" svg:width="5cm" svg:height="1.673cm" svg:x="5cm" svg:y="4cm">
          <draw:text-box>
            <text:p><text:span text:style-name="T1">Key (char (or int?))</text:span></text:p>
            <text:p><text:span text:style-name="T1">a <text:s/>(float)</text:span></text:p>
            <text:p><text:span text:style-name="T1">b <text:s/>(float)</text:span></text:p>
          </draw:text-box>
        </draw:frame>
        <draw:custom-shape draw:style-name="gr10" draw:text-style-name="P1" draw:layer="layout" svg:width="10.8cm" svg:height="8cm" svg:x="12cm" svg:y="2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cm" svg:height="0.962cm" svg:x="13.8cm" svg:y="3.4cm">
          <draw:text-box>
            <text:p>Biome stats</text:p>
          </draw:text-box>
        </draw:frame>
        <draw:frame draw:style-name="gr11" draw:text-style-name="P3" draw:layer="layout" svg:width="5.6cm" svg:height="3.569cm" svg:x="13.4cm" svg:y="4.8cm">
          <draw:text-box>
            <text:p><text:span text:style-name="T1"/></text:p>
            <text:p><text:span text:style-name="T1">Slopethresh </text:span><text:span text:style-name="T1"><text:tab/></text:span><text:span text:style-name="T1"><text:tab/></text:span><text:span text:style-name="T1">(float)</text:span></text:p>
            <text:p><text:span text:style-name="T1">Slopemax </text:span><text:span text:style-name="T1"><text:tab/></text:span><text:span text:style-name="T1"><text:tab/></text:span><text:span text:style-name="T1">(float)</text:span></text:p>
            <text:p><text:span text:style-name="T1">Evaporation rate </text:span><text:span text:style-name="T1"><text:tab/></text:span><text:span text:style-name="T1">(float)</text:span></text:p>
            <text:p><text:span text:style-name="T1">Runoff limit </text:span><text:span text:style-name="T1"><text:tab/></text:span><text:span text:style-name="T1"><text:tab/></text:span><text:span text:style-name="T1">(float)</text:span></text:p>
            <text:p><text:span text:style-name="T1">Soil saturation limit (float)</text:span></text:p>
            <text:p><text:span text:style-name="T1">Riverlevel </text:span><text:span text:style-name="T1"><text:tab/></text:span><text:span text:style-name="T1"><text:tab/></text:span><text:span text:style-name="T1">(float)</text:span></text:p>
          </draw:text-box>
        </draw:frame>
        <draw:custom-shape draw:style-name="gr12" draw:text-style-name="P1" draw:layer="layout" svg:width="6cm" svg:height="4.2cm" svg:x="3.6cm" svg:y="7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4.8cm" svg:height="1.2cm" svg:x="4.4cm" svg:y="7.6cm">
          <draw:text-box>
            <text:p>Growth period</text:p>
          </draw:text-box>
        </draw:frame>
        <draw:frame draw:style-name="gr7" draw:text-style-name="P3" draw:layer="layout" svg:width="4cm" svg:height="1.673cm" svg:x="4.4cm" svg:y="8.6cm">
          <draw:text-box>
            <text:p><text:span text:style-name="T1">ID</text:span><text:span text:style-name="T1"><text:tab/></text:span><text:span text:style-name="T1">(char)</text:span></text:p>
            <text:p><text:span text:style-name="T1">Start month</text:span><text:span text:style-name="T1"><text:tab/></text:span><text:span text:style-name="T1">(int)</text:span></text:p>
            <text:p><text:span text:style-name="T1">End month</text:span><text:span text:style-name="T1"><text:tab/></text:span><text:span text:style-name="T1">(int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4" draw:text-style-name="P1" draw:layer="layout" svg:width="9.8cm" svg:height="3.6cm" svg:x="3.6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4cm" svg:height="0.962cm" svg:x="4.8cm" svg:y="2.8cm">
          <draw:text-box>
            <text:p>Species assignment</text:p>
          </draw:text-box>
        </draw:frame>
        <draw:frame draw:style-name="gr15" draw:text-style-name="P3" draw:layer="layout" svg:width="4.701cm" svg:height="0.725cm" svg:x="4.6cm" svg:y="4cm">
          <draw:text-box>
            <text:p><text:span text:style-name="T1">Assignment ID <text:s text:c="5"/>(int)</text:span></text:p>
          </draw:text-box>
        </draw:frame>
        <draw:custom-shape draw:style-name="gr16" draw:text-style-name="P1" draw:layer="layout" svg:width="10cm" svg:height="6.8cm" svg:x="16cm" svg:y="1.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8cm" svg:height="1.673cm" svg:x="17.8cm" svg:y="2.8cm">
          <draw:text-box>
            <text:p>Assignment vs Species</text:p>
          </draw:text-box>
        </draw:frame>
        <draw:frame draw:style-name="gr17" draw:text-style-name="P3" draw:layer="layout" svg:width="9.8cm" svg:height="6.413cm" svg:x="16.2cm" svg:y="4.6cm">
          <draw:text-box>
            <text:p><text:span text:style-name="T1">Species assignment ID</text:span><text:span text:style-name="T1"><text:tab/></text:span><text:span text:style-name="T1">(int)</text:span></text:p>
            <text:p><text:span text:style-name="T1">Species ID</text:span><text:span text:style-name="T1"><text:tab/></text:span><text:span text:style-name="T1"><text:tab/></text:span><text:span text:style-name="T1"><text:tab/></text:span><text:span text:style-name="T1">(int)</text:span></text:p>
            <text:p><text:span text:style-name="T1">Species Percentage</text:span><text:span text:style-name="T1"><text:tab/></text:span><text:span text:style-name="T1">(float)</text:span></text:p>
            <text:p><text:span text:style-name="T1">Species adapt for water <text:s/>(float, float)</text:span></text:p>
            <text:p><text:span text:style-name="T2">Species adapt for sunlight </text:span><text:span text:style-name="T1">(float, float)</text:span></text:p>
            <text:p><text:span text:style-name="T1">Species adapt for slope (float, float)</text:span></text:p>
            <text:p><text:span text:style-name="T1">Species adapt for temperature (float, float)</text:span></text:p>
          </draw:text-box>
        </draw:frame>
        <draw:frame draw:style-name="gr18" draw:text-style-name="P3" draw:layer="layout" svg:width="9.6cm" svg:height="8.309cm" svg:x="3.8cm" svg:y="6.6cm">
          <draw:text-box>
            <text:p><text:span text:style-name="T1">Each entry in the species assignment </text:span><text:span text:style-name="T1">table above corresponds to a specific </text:span><text:span text:style-name="T1">species assignment run for a particular </text:span><text:span text:style-name="T1">CHM/DEM pair.</text:span></text:p>
            <text:p><text:span text:style-name="T1">Each entry in the Assignment vs sub-</text:span><text:span text:style-name="T1">biome table contains info on a particular </text:span><text:span text:style-name="T1">species assignment, where the </text:span><text:span text:style-name="T1">percentage of a particular sub-biome is </text:span><text:span text:style-name="T1">indicated for that assignment.</text:span></text:p>
            <text:p><text:span text:style-name="T1">Each entry in the Assignment vs </text:span><text:span text:style-name="T1">species table contains info on a </text:span><text:span text:style-name="T1">particular species, where a particular </text:span><text:span text:style-name="T1">species assignment was done. This info </text:span><text:span text:style-name="T1">is the percentage of the canopy footprint </text:span><text:span text:style-name="T1">that that species covers in that </text:span><text:span text:style-name="T1">assignment, plus its adaptability </text:span><text:span text:style-name="T1">parameters. NOTE: we can go back to </text:span><text:span text:style-name="T1">the assignment vs sub-biome table, </text:span><text:span text:style-name="T1">then to the sub-biome vs species table, </text:span><text:span text:style-name="T1">to check which sub-biome this species </text:span><text:span text:style-name="T1">belongs to</text:span></text:p>
          </draw:text-box>
        </draw:frame>
        <draw:custom-shape draw:style-name="gr19" draw:text-style-name="P1" draw:layer="layout" svg:width="10cm" svg:height="3.6cm" svg:x="16cm" svg:y="9.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8cm" svg:height="1.673cm" svg:x="17.4cm" svg:y="9.6cm">
          <draw:text-box>
            <text:p>Assignment vs sub-biome</text:p>
          </draw:text-box>
        </draw:frame>
        <draw:frame draw:style-name="gr20" draw:text-style-name="P3" draw:layer="layout" svg:width="7.8cm" svg:height="2.147cm" svg:x="16.6cm" svg:y="10.8cm">
          <draw:text-box>
            <text:p text:style-name="P5"><text:span text:style-name="T1">Assignment ID</text:span><text:span text:style-name="T1"><text:tab/></text:span><text:span text:style-name="T1"><text:tab/></text:span><text:span text:style-name="T1">(int)</text:span></text:p>
            <text:p text:style-name="P5"><text:span text:style-name="T1">Sub-Biome ID</text:span><text:span text:style-name="T1"><text:tab/></text:span><text:span text:style-name="T1"><text:tab/></text:span><text:span text:style-name="T1">(int)</text:span></text:p>
            <text:p text:style-name="P5"><text:span text:style-name="T1">Sub-biome </text:span><text:span text:style-name="T1">percentage?</text:span><text:span text:style-name="T1"><text:tab/></text:span><text:span text:style-name="T1">(float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19:30:54.426371890</meta:creation-date>
    <dc:date>2019-04-22T19:11:34.655255797</dc:date>
    <meta:editing-duration>PT3H55M52S</meta:editing-duration>
    <meta:editing-cycles>5</meta:editing-cycles>
    <meta:generator>LibreOffice/6.0.7.3$Linux_X86_64 LibreOffice_project/00m0$Build-3</meta:generator>
    <meta:document-statistic meta:object-count="55"/>
  </office:meta>
</office:document-meta>
</file>